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01.06pt"/>
    </style:style>
    <style:style style:name="co5" style:family="table-column">
      <style:table-column-properties fo:break-before="auto" style:column-width="129.15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11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 Poi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occupancy_poi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296" calcext:value-type="float">
            <text:p>156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660" calcext:value-type="float">
            <text:p>2156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9250" calcext:value-type="float">
            <text:p>239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839" calcext:value-type="float">
            <text:p>61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71" calcext:value-type="float">
            <text:p>22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316" calcext:value-type="float">
            <text:p>87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463" calcext:value-type="float">
            <text:p>1104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001" calcext:value-type="float">
            <text:p>135001</text:p>
          </table:table-cell>
        </table:table-row>
      </table:table>
      <table:table table:name="Best Model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 pairs (real)</text:p>
          </table:table-cell>
          <table:table-cell office:value-type="string" calcext:value-type="string">
            <text:p>Percentage 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6" calcext:value-type="float">
            <text:p>16</text:p>
          </table:table-cell>
          <table:table-cell table:formula="of:=ROUND(([.B2]/[.B$6])*100;1)"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" calcext:value-type="float">
            <text:p>10</text:p>
          </table:table-cell>
          <table:table-cell table:formula="of:=ROUND(([.B3]/[.B$6])*100;1)" office:value-type="float" office:value="17.9" calcext:value-type="float">
            <text:p>17.9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table:formula="of:=ROUND(([.B4]/[.B$6])*100;1)"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26" calcext:value-type="float">
            <text:p>26</text:p>
          </table:table-cell>
          <table:table-cell table:formula="of:=ROUND(([.B5]/[.B$6])*100;1)" office:value-type="float" office:value="46.4" calcext:value-type="float">
            <text:p>46.4</text:p>
          </table:table-cell>
        </table:table-row>
        <table:table-row table:style-name="ro1">
          <table:table-cell office:value-type="string" calcext:value-type="string">
            <text:p>Is-sum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Should-sum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he best model turned out to be xgb, based on the minimum test error averaged over all (c1,c2)</text:p>
          </table:table-cell>
          <table:table-cell table:number-columns-repeated="2"/>
        </table:table-row>
      </table:table>
      <table:table table:name="Model Error Average Overview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training error</text:p>
          </table:table-cell>
          <table:table-cell table:style-name="Default" office:value-type="string" calcext:value-type="string">
            <text:p>test error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2.9172075" calcext:value-type="float">
            <text:p>12.92</text:p>
          </table:table-cell>
          <table:table-cell office:value-type="float" office:value="20.1335171972002" calcext:value-type="float">
            <text:p>20.1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4.7756125" calcext:value-type="float">
            <text:p>14.78</text:p>
          </table:table-cell>
          <table:table-cell office:value-type="float" office:value="20.4298767532621" calcext:value-type="float">
            <text:p>20.4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5.146475" calcext:value-type="float">
            <text:p>15.15</text:p>
          </table:table-cell>
          <table:table-cell office:value-type="float" office:value="21.1255856582097" calcext:value-type="float">
            <text:p>21.13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17.274975" calcext:value-type="float">
            <text:p>17.27</text:p>
          </table:table-cell>
          <table:table-cell office:value-type="float" office:value="21.404318179403" calcext:value-type="float">
            <text:p>21.40</text:p>
          </table:table-cell>
        </table:table-row>
      </table:table>
      <table:table table:name="Model Error Average xgb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4457" calcext:value-type="float">
            <text:p>13.44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6481199264526" calcext:value-type="float">
            <text:p>19.6481199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1.5698" calcext:value-type="float">
            <text:p>11.56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.1589359555926" calcext:value-type="float">
            <text:p>19.1589359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6378" calcext:value-type="float">
            <text:p>14.63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5036138807024" calcext:value-type="float">
            <text:p>20.5036138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9.34456" calcext:value-type="float">
            <text:p>9.344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.4910326004028" calcext:value-type="float">
            <text:p>17.4910326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3203" calcext:value-type="float">
            <text:p>13.32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.4721750531878" calcext:value-type="float">
            <text:p>22.4721750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1.5592" calcext:value-type="float">
            <text:p>11.55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.9638433456421" calcext:value-type="float">
            <text:p>19.9638433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3224" calcext:value-type="float">
            <text:p>14.32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.7225696018764" calcext:value-type="float">
            <text:p>19.72256960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1379" calcext:value-type="float">
            <text:p>15.13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.1078472137451" calcext:value-type="float">
            <text:p>22.1078472137</text:p>
          </table:table-cell>
        </table:table-row>
        <table:table-row table:style-name="ro1">
          <table:table-cell table:number-columns-repeated="2"/>
          <table:table-cell table:formula="of:=AVERAGE([.C2:.C9])" office:value-type="float" office:value="12.9172075" calcext:value-type="float">
            <text:p>12.9172075</text:p>
          </table:table-cell>
          <table:table-cell table:number-columns-repeated="2"/>
          <table:table-cell table:formula="of:=AVERAGE([.F2:.F9])" office:value-type="float" office:value="20.1335171972002" calcext:value-type="float">
            <text:p>20.1335171972</text:p>
          </table:table-cell>
        </table:table-row>
      </table:table>
      <table:table table:name="MEA d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5.8602" calcext:value-type="float">
            <text:p>15.86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68860912323" calcext:value-type="float">
            <text:p>19.6886091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2.7831" calcext:value-type="float">
            <text:p>12.78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.9068805149623" calcext:value-type="float">
            <text:p>19.906880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0188" calcext:value-type="float">
            <text:p>16.01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5160751342773" calcext:value-type="float">
            <text:p>20.51607513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1.3824" calcext:value-type="float">
            <text:p>11.38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.1630029678345" calcext:value-type="float">
            <text:p>18.16300296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1175" calcext:value-type="float">
            <text:p>16.11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.0087367466518" calcext:value-type="float">
            <text:p>22.00873674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3.7527" calcext:value-type="float">
            <text:p>13.75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.5561102458409" calcext:value-type="float">
            <text:p>20.55611024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5.743" calcext:value-type="float">
            <text:p>15.7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.124492917742" calcext:value-type="float">
            <text:p>20.1244929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5472" calcext:value-type="float">
            <text:p>16.54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.475106375558" calcext:value-type="float">
            <text:p>22.4751063756</text:p>
          </table:table-cell>
        </table:table-row>
        <table:table-row table:style-name="ro1">
          <table:table-cell table:number-columns-repeated="2"/>
          <table:table-cell table:formula="of:=AVERAGE([.C2:.C9])" office:value-type="float" office:value="14.7756125" calcext:value-type="float">
            <text:p>14.7756125</text:p>
          </table:table-cell>
          <table:table-cell table:number-columns-repeated="2"/>
          <table:table-cell table:formula="of:=AVERAGE([.F2:.F9])" office:value-type="float" office:value="20.4298767532621" calcext:value-type="float">
            <text:p>20.4298767533</text:p>
          </table:table-cell>
        </table:table-row>
      </table:table>
      <table:table table:name="MAE svm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5.0035" calcext:value-type="float">
            <text:p>15.00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554320199149" calcext:value-type="float">
            <text:p>19.5543201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1643" calcext:value-type="float">
            <text:p>13.16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.1792941774641" calcext:value-type="float">
            <text:p>20.1792941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5819" calcext:value-type="float">
            <text:p>16.58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5940908704485" calcext:value-type="float">
            <text:p>20.5940908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1.5828" calcext:value-type="float">
            <text:p>11.58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.1688349587577" calcext:value-type="float">
            <text:p>20.1688349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682" calcext:value-type="float">
            <text:p>18.6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.4653502873012" calcext:value-type="float">
            <text:p>25.46535028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2277" calcext:value-type="float">
            <text:p>13.22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.359486579895" calcext:value-type="float">
            <text:p>20.35948657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429" calcext:value-type="float">
            <text:p>16.4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.3275811331613" calcext:value-type="float">
            <text:p>20.32758113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5006" calcext:value-type="float">
            <text:p>16.50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.3557270595006" calcext:value-type="float">
            <text:p>22.3557270595</text:p>
          </table:table-cell>
        </table:table-row>
        <table:table-row table:style-name="ro1">
          <table:table-cell table:number-columns-repeated="2"/>
          <table:table-cell table:formula="of:=AVERAGE([.C2:.C9])" office:value-type="float" office:value="15.146475" calcext:value-type="float">
            <text:p>15.146475</text:p>
          </table:table-cell>
          <table:table-cell table:number-columns-repeated="2"/>
          <table:table-cell table:formula="of:=AVERAGE([.F2:.F9])" office:value-type="float" office:value="21.1255856582097" calcext:value-type="float">
            <text:p>21.1255856582</text:p>
          </table:table-cell>
        </table:table-row>
      </table:table>
      <table:table table:name="MAE mlp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6.4254" calcext:value-type="float">
            <text:p>16.4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808234078544" calcext:value-type="float">
            <text:p>19.3808234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4.5212" calcext:value-type="float">
            <text:p>14.52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.5835802895682" calcext:value-type="float">
            <text:p>20.5835802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4424" calcext:value-type="float">
            <text:p>17.44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4289520808629" calcext:value-type="float">
            <text:p>21.42895208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4.5742" calcext:value-type="float">
            <text:p>14.57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.4526297705514" calcext:value-type="float">
            <text:p>18.4526297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2.3114" calcext:value-type="float">
            <text:p>22.31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.5962968553816" calcext:value-type="float">
            <text:p>24.5962968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5.4937" calcext:value-type="float">
            <text:p>15.49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.6798670632499" calcext:value-type="float">
            <text:p>21.67986706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8.7769" calcext:value-type="float">
            <text:p>18.77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.4472133091518" calcext:value-type="float">
            <text:p>21.44721330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8.6546" calcext:value-type="float">
            <text:p>18.65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.6651826586042" calcext:value-type="float">
            <text:p>23.6651826586</text:p>
          </table:table-cell>
        </table:table-row>
        <table:table-row table:style-name="ro1">
          <table:table-cell table:number-columns-repeated="2"/>
          <table:table-cell table:formula="of:=AVERAGE([.C2:.C9])" office:value-type="float" office:value="17.274975" calcext:value-type="float">
            <text:p>17.274975</text:p>
          </table:table-cell>
          <table:table-cell table:number-columns-repeated="2"/>
          <table:table-cell table:formula="of:=AVERAGE([.F2:.F9])" office:value-type="float" office:value="21.404318179403" calcext:value-type="float">
            <text:p>21.4043181794</text:p>
          </table:table-cell>
        </table:table-row>
      </table:table>
      <table:table table:name="MAE bes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4457" calcext:value-type="float">
            <text:p>13.44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6997474942889" calcext:value-type="float">
            <text:p>18.69974749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4.5212" calcext:value-type="float">
            <text:p>14.52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8449204308646" calcext:value-type="float">
            <text:p>18.84492043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6378" calcext:value-type="float">
            <text:p>14.63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0280753544399" calcext:value-type="float">
            <text:p>20.02807535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9.34456" calcext:value-type="float">
            <text:p>9.344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.9993837901524" calcext:value-type="float">
            <text:p>16.99938379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682" calcext:value-type="float">
            <text:p>18.6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.825407573155" calcext:value-type="float">
            <text:p>21.82540757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5.4937" calcext:value-type="float">
            <text:p>15.49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.5315711157663" calcext:value-type="float">
            <text:p>19.53157111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429" calcext:value-type="float">
            <text:p>16.4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.5644258771624" calcext:value-type="float">
            <text:p>19.56442587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1379" calcext:value-type="float">
            <text:p>15.13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.7026331765311" calcext:value-type="float">
            <text:p>21.7026331765</text:p>
          </table:table-cell>
        </table:table-row>
        <table:table-row table:style-name="ro1">
          <table:table-cell table:number-columns-repeated="2"/>
          <table:table-cell table:formula="of:=AVERAGE([.C2:.C9])" office:value-type="float" office:value="14.7114825" calcext:value-type="float">
            <text:p>14.7114825</text:p>
          </table:table-cell>
          <table:table-cell table:number-columns-repeated="2"/>
          <table:table-cell table:formula="of:=AVERAGE([.F2:.F9])" office:value-type="float" office:value="19.6495206015451" calcext:value-type="float">
            <text:p>19.6495206015</text:p>
          </table:table-cell>
        </table:table-row>
      </table:table>
      <table:table table:name="Correlation Overview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Amenity Similarity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string" calcext:value-type="string">
            <text:p>timespent</text:p>
          </table:table-cell>
          <table:table-cell office:value-type="float" office:value="-0.47375" calcext:value-type="float">
            <text:p>-0.47</text:p>
          </table:table-cell>
          <table:table-cell office:value-type="float" office:value="-0.495535714285714" calcext:value-type="float">
            <text:p>-0.50</text:p>
          </table:table-cell>
          <table:table-cell office:value-type="float" office:value="0.2625" calcext:value-type="float">
            <text:p>0.26</text:p>
          </table:table-cell>
          <table:table-cell office:value-type="float" office:value="0.169642857142857" calcext:value-type="float">
            <text:p>0.1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timespent</text:p>
          </table:table-cell>
          <table:table-cell office:value-type="float" office:value="-0.415" calcext:value-type="float">
            <text:p>-0.42</text:p>
          </table:table-cell>
          <table:table-cell/>
          <table:table-cell office:value-type="float" office:value="0.21625" calcext:value-type="float">
            <text:p>0.22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timespent</text:p>
          </table:table-cell>
          <table:table-cell office:value-type="float" office:value="-0.45625" calcext:value-type="float">
            <text:p>-0.46</text:p>
          </table:table-cell>
          <table:table-cell/>
          <table:table-cell office:value-type="float" office:value="0.22125" calcext:value-type="float">
            <text:p>0.22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timespent</text:p>
          </table:table-cell>
          <table:table-cell office:value-type="float" office:value="-0.48375" calcext:value-type="float">
            <text:p>-0.48</text:p>
          </table:table-cell>
          <table:table-cell/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string" calcext:value-type="string">
            <text:p>xgb</text:p>
          </table:table-cell>
          <table:table-cell office:value-type="string" calcext:value-type="string">
            <text:p>area</text:p>
          </table:table-cell>
          <table:table-cell office:value-type="float" office:value="-0.19625" calcext:value-type="float">
            <text:p>-0.20</text:p>
          </table:table-cell>
          <table:table-cell office:value-type="float" office:value="-0.178571428571429" calcext:value-type="float">
            <text:p>-0.18</text:p>
          </table:table-cell>
          <table:table-cell office:value-type="float" office:value="0.14375" calcext:value-type="float">
            <text:p>0.14</text:p>
          </table:table-cell>
          <table:table-cell office:value-type="float" office:value="0.21875" calcext:value-type="float">
            <text:p>0.2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rea</text:p>
          </table:table-cell>
          <table:table-cell office:value-type="float" office:value="-0.2225" calcext:value-type="float">
            <text:p>-0.22</text:p>
          </table:table-cell>
          <table:table-cell/>
          <table:table-cell office:value-type="float" office:value="0.2125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area</text:p>
          </table:table-cell>
          <table:table-cell office:value-type="float" office:value="-0.2125" calcext:value-type="float">
            <text:p>-0.21</text:p>
          </table:table-cell>
          <table:table-cell/>
          <table:table-cell office:value-type="float" office:value="0.17875" calcext:value-type="float">
            <text:p>0.18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rea</text:p>
          </table:table-cell>
          <table:table-cell office:value-type="float" office:value="-0.22375" calcext:value-type="float">
            <text:p>-0.22</text:p>
          </table:table-cell>
          <table:table-cell/>
          <table:table-cell office:value-type="float" office:value="0.17" calcext:value-type="float">
            <text:p>0.17</text:p>
          </table:table-cell>
          <table:table-cell/>
        </table:table-row>
      </table:table>
      <table:table table:name="Correlation timespent xg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5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float" office:value="-0.25" calcext:value-type="float">
            <text:p>-0.25</text:p>
          </table:table-cell>
          <table:table-cell office:value-type="float" office:value="0.08" calcext:value-type="float">
            <text:p>0.08</text:p>
          </table:table-cell>
          <table:table-cell office:value-type="float" office:value="-0.107142857142857" calcext:value-type="float">
            <text:p>-0.107142857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07142857142857" calcext:value-type="float">
            <text:p>-0.1071428571</text:p>
          </table:table-cell>
          <table:table-cell office:value-type="float" office:value="-0.82" calcext:value-type="float">
            <text:p>-0.82</text:p>
          </table:table-cell>
          <table:table-cell office:value-type="float" office:value="-0.642857142857143" calcext:value-type="float">
            <text:p>-0.642857142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2" calcext:value-type="float">
            <text:p>-0.82</text:p>
          </table:table-cell>
          <table:table-cell office:value-type="float" office:value="-0.678571428571429" calcext:value-type="float">
            <text:p>-0.6785714286</text:p>
          </table:table-cell>
          <table:table-cell office:value-type="float" office:value="0.59" calcext:value-type="float">
            <text:p>0.59</text:p>
          </table:table-cell>
          <table:table-cell office:value-type="float" office:value="0.285714285714286" calcext:value-type="float">
            <text:p>0.2857142857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8" calcext:value-type="float">
            <text:p>-0.58</text:p>
          </table:table-cell>
          <table:table-cell office:value-type="float" office:value="-0.714285714285714" calcext:value-type="float">
            <text:p>-0.7142857143</text:p>
          </table:table-cell>
          <table:table-cell office:value-type="float" office:value="0.44" calcext:value-type="float">
            <text:p>0.44</text:p>
          </table:table-cell>
          <table:table-cell office:value-type="float" office:value="0.321428571428571" calcext:value-type="float">
            <text:p>0.321428571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" calcext:value-type="float">
            <text:p>-0.7</text:p>
          </table:table-cell>
          <table:table-cell office:value-type="float" office:value="-0.785714285714286" calcext:value-type="float">
            <text:p>-0.7857142857</text:p>
          </table:table-cell>
          <table:table-cell office:value-type="float" office:value="0.63" calcext:value-type="float">
            <text:p>0.63</text:p>
          </table:table-cell>
          <table:table-cell office:value-type="float" office:value="0.428571428571429" calcext:value-type="float">
            <text:p>0.4285714286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9" calcext:value-type="float">
            <text:p>-0.39</text:p>
          </table:table-cell>
          <table:table-cell office:value-type="float" office:value="-0.571428571428571" calcext:value-type="float">
            <text:p>-0.5714285714</text:p>
          </table:table-cell>
          <table:table-cell office:value-type="float" office:value="0.49" calcext:value-type="float">
            <text:p>0.49</text:p>
          </table:table-cell>
          <table:table-cell office:value-type="float" office:value="0.464285714285714" calcext:value-type="float">
            <text:p>0.464285714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81" calcext:value-type="float">
            <text:p>-0.81</text:p>
          </table:table-cell>
          <table:table-cell office:value-type="float" office:value="-0.785714285714286" calcext:value-type="float">
            <text:p>-0.7857142857</text:p>
          </table:table-cell>
          <table:table-cell office:value-type="float" office:value="0.63" calcext:value-type="float">
            <text:p>0.63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0.06" calcext:value-type="float">
            <text:p>0.06</text:p>
          </table:table-cell>
          <table:table-cell office:value-type="float" office:value="0.107142857142857" calcext:value-type="float">
            <text:p>0.1071428571</text:p>
          </table:table-cell>
          <table:table-cell table:number-columns-repeated="15"/>
        </table:table-row>
        <table:table-row table:style-name="ro1">
          <table:table-cell/>
          <table:table-cell table:style-name="ce1" table:formula="of:=AVERAGE([.B2:.B9])" office:value-type="float" office:value="-0.47375" calcext:value-type="float">
            <text:p>-0.47</text:p>
          </table:table-cell>
          <table:table-cell table:style-name="ce1" table:formula="of:=AVERAGE([.C2:.C9])" office:value-type="float" office:value="-0.495535714285714" calcext:value-type="float">
            <text:p>-0.50</text:p>
          </table:table-cell>
          <table:table-cell table:style-name="ce1" table:formula="of:=AVERAGE([.D2:.D9])" office:value-type="float" office:value="0.2625" calcext:value-type="float">
            <text:p>0.26</text:p>
          </table:table-cell>
          <table:table-cell table:style-name="ce1" table:formula="of:=AVERAGE([.E2:.E9])" office:value-type="float" office:value="0.169642857142857" calcext:value-type="float">
            <text:p>0.17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</table:table>
      <table:table table:name="Correlation timespent dt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  <table:table-cell/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0.95" calcext:value-type="float">
            <text:p>-0.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8" calcext:value-type="float">
            <text:p>-0.78</text:p>
          </table:table-cell>
          <table:table-cell/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1" calcext:value-type="float">
            <text:p>-0.71</text:p>
          </table:table-cell>
          <table:table-cell/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7" calcext:value-type="float">
            <text:p>-0.27</text:p>
          </table:table-cell>
          <table:table-cell/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/>
          <table:table-cell table:style-name="ce1" table:formula="of:=AVERAGE([.B2:.B9])" office:value-type="float" office:value="-0.415" calcext:value-type="float">
            <text:p>-0.42</text:p>
          </table:table-cell>
          <table:table-cell/>
          <table:table-cell table:style-name="ce1" table:formula="of:=AVERAGE([.D2:.D9])" office:value-type="float" office:value="0.21625" calcext:value-type="float">
            <text:p>0.22</text:p>
          </table:table-cell>
          <table:table-cell/>
        </table:table-row>
      </table:table>
      <table:table table:name="Correlation timespent svm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  <table:table-cell/>
          <table:table-cell office:value-type="float" office:value="-0.27" calcext:value-type="float">
            <text:p>-0.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0.84" calcext:value-type="float">
            <text:p>-0.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4" calcext:value-type="float">
            <text:p>-0.84</text:p>
          </table:table-cell>
          <table:table-cell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2" calcext:value-type="float">
            <text:p>-0.52</text:p>
          </table:table-cell>
          <table:table-cell/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64" calcext:value-type="float">
            <text:p>-0.64</text:p>
          </table:table-cell>
          <table:table-cell/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5" calcext:value-type="float">
            <text:p>-0.35</text:p>
          </table:table-cell>
          <table:table-cell/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/>
          <table:table-cell table:style-name="ce1" table:formula="of:=AVERAGE([.B2:.B9])" office:value-type="float" office:value="-0.45625" calcext:value-type="float">
            <text:p>-0.46</text:p>
          </table:table-cell>
          <table:table-cell/>
          <table:table-cell table:style-name="ce1" table:formula="of:=AVERAGE([.D2:.D9])" office:value-type="float" office:value="0.22125" calcext:value-type="float">
            <text:p>0.22</text:p>
          </table:table-cell>
          <table:table-cell/>
        </table:table-row>
      </table:table>
      <table:table table:name="Correlation timespent mlp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4" calcext:value-type="float">
            <text:p>-0.64</text:p>
          </table:table-cell>
          <table:table-cell/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0.88" calcext:value-type="float">
            <text:p>-0.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8" calcext:value-type="float">
            <text:p>-0.88</text:p>
          </table:table-cell>
          <table:table-cell/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6" calcext:value-type="float">
            <text:p>-0.46</text:p>
          </table:table-cell>
          <table:table-cell/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7" calcext:value-type="float">
            <text:p>-0.77</text:p>
          </table:table-cell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9" calcext:value-type="float">
            <text:p>-0.29</text:p>
          </table:table-cell>
          <table:table-cell/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76" calcext:value-type="float">
            <text:p>-0.76</text:p>
          </table:table-cell>
          <table:table-cell/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/>
          <table:table-cell table:style-name="ce1" table:formula="of:=AVERAGE([.B2:.B9])" office:value-type="float" office:value="-0.48375" calcext:value-type="float">
            <text:p>-0.48</text:p>
          </table:table-cell>
          <table:table-cell/>
          <table:table-cell table:style-name="ce1" table:formula="of:=AVERAGE([.D2:.D9])" office:value-type="float" office:value="0.22" calcext:value-type="float">
            <text:p>0.22</text:p>
          </table:table-cell>
          <table:table-cell/>
        </table:table-row>
      </table:table>
      <table:table table:name="Correlation timespent best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  <table:table-cell/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-0.85" calcext:value-type="float">
            <text:p>-0.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4" calcext:value-type="float">
            <text:p>-0.84</text:p>
          </table:table-cell>
          <table:table-cell/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3" calcext:value-type="float">
            <text:p>-0.53</text:p>
          </table:table-cell>
          <table:table-cell/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3" calcext:value-type="float">
            <text:p>-0.73</text:p>
          </table:table-cell>
          <table:table-cell/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79" calcext:value-type="float">
            <text:p>-0.79</text:p>
          </table:table-cell>
          <table:table-cell/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/>
          <table:table-cell table:style-name="ce1" table:formula="of:=AVERAGE([.B2:.B9])" office:value-type="float" office:value="-0.485" calcext:value-type="float">
            <text:p>-0.49</text:p>
          </table:table-cell>
          <table:table-cell/>
          <table:table-cell table:style-name="ce1" table:formula="of:=AVERAGE([.D2:.D9])" office:value-type="float" office:value="0.2275" calcext:value-type="float">
            <text:p>0.23</text:p>
          </table:table-cell>
          <table:table-cell/>
        </table:table-row>
      </table:table>
      <table:table table:name="Correlation area xg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-0.16" calcext:value-type="float">
            <text:p>-0.16</text:p>
          </table:table-cell>
          <table:table-cell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0.56" calcext:value-type="float">
            <text:p>0.56</text:p>
          </table:table-cell>
          <table:table-cell office:value-type="float" office:value="0.535714285714286" calcext:value-type="float">
            <text:p>0.5357142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7" calcext:value-type="float">
            <text:p>-0.57</text:p>
          </table:table-cell>
          <table:table-cell office:value-type="float" office:value="-0.607142857142857" calcext:value-type="float">
            <text:p>-0.6071428571</text:p>
          </table:table-cell>
          <table:table-cell office:value-type="float" office:value="0.29" calcext:value-type="float">
            <text:p>0.29</text:p>
          </table:table-cell>
          <table:table-cell office:value-type="float" office:value="0.178571428571429" calcext:value-type="float">
            <text:p>0.1785714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3" calcext:value-type="float">
            <text:p>-0.33</text:p>
          </table:table-cell>
          <table:table-cell office:value-type="float" office:value="-0.357142857142857" calcext:value-type="float">
            <text:p>-0.3571428571</text:p>
          </table:table-cell>
          <table:table-cell office:value-type="float" office:value="0.38" calcext:value-type="float">
            <text:p>0.38</text:p>
          </table:table-cell>
          <table:table-cell office:value-type="float" office:value="0.321428571428571" calcext:value-type="float">
            <text:p>0.3214285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.16</text:p>
          </table:table-cell>
          <table:table-cell office:value-type="float" office:value="0.0357142857142857" calcext:value-type="float">
            <text:p>0.0357142857</text:p>
          </table:table-cell>
          <table:table-cell office:value-type="float" office:value="0.06" calcext:value-type="float">
            <text:p>0.06</text:p>
          </table:table-cell>
          <table:table-cell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89" calcext:value-type="float">
            <text:p>-0.89</text:p>
          </table:table-cell>
          <table:table-cell office:value-type="float" office:value="-0.857142857142857" calcext:value-type="float">
            <text:p>-0.8571428571</text:p>
          </table:table-cell>
          <table:table-cell office:value-type="float" office:value="0.46" calcext:value-type="float">
            <text:p>0.46</text:p>
          </table:table-cell>
          <table:table-cell office:value-type="float" office:value="0.571428571428571" calcext:value-type="float">
            <text:p>0.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-0.81" calcext:value-type="float">
            <text:p>-0.81</text:p>
          </table:table-cell>
          <table:table-cell office:value-type="float" office:value="-0.928571428571429" calcext:value-type="float">
            <text:p>-0.9285714286</text:p>
          </table:table-cell>
        </table:table-row>
        <table:table-row table:style-name="ro1">
          <table:table-cell/>
          <table:table-cell table:formula="of:=AVERAGE([.B2:.B9])" office:value-type="float" office:value="-0.19625" calcext:value-type="float">
            <text:p>-0.19625</text:p>
          </table:table-cell>
          <table:table-cell table:formula="of:=AVERAGE([.C2:.C9])" office:value-type="float" office:value="-0.178571428571429" calcext:value-type="float">
            <text:p>-0.1785714286</text:p>
          </table:table-cell>
          <table:table-cell table:formula="of:=AVERAGE([.D2:.D9])" office:value-type="float" office:value="0.14375" calcext:value-type="float">
            <text:p>0.14375</text:p>
          </table:table-cell>
          <table:table-cell table:formula="of:=AVERAGE([.E2:.E9])" office:value-type="float" office:value="0.21875" calcext:value-type="float">
            <text:p>0.21875</text:p>
          </table:table-cell>
        </table:table-row>
      </table:table>
      <table:table table:name="Correlation area dt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6" calcext:value-type="float">
            <text:p>-0.66</text:p>
          </table:table-cell>
          <table:table-cell/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3" calcext:value-type="float">
            <text:p>-0.43</text:p>
          </table:table-cell>
          <table:table-cell/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8" calcext:value-type="float">
            <text:p>-0.08</text:p>
          </table:table-cell>
          <table:table-cell/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-0.74" calcext:value-type="float">
            <text:p>-0.74</text:p>
          </table:table-cell>
          <table:table-cell/>
        </table:table-row>
        <table:table-row table:style-name="ro1">
          <table:table-cell/>
          <table:table-cell table:style-name="ce1" table:formula="of:=AVERAGE([.B2:.B9])" office:value-type="float" office:value="-0.2225" calcext:value-type="float">
            <text:p>-0.22</text:p>
          </table:table-cell>
          <table:table-cell/>
          <table:table-cell table:style-name="ce1" table:formula="of:=AVERAGE([.D2:.D9])" office:value-type="float" office:value="0.2125" calcext:value-type="float">
            <text:p>0.21</text:p>
          </table:table-cell>
          <table:table-cell/>
        </table:table-row>
      </table:table>
      <table:table table:name="Correlation area svm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9" calcext:value-type="float">
            <text:p>-0.59</text:p>
          </table:table-cell>
          <table:table-cell/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94" calcext:value-type="float">
            <text:p>-0.94</text:p>
          </table:table-cell>
          <table:table-cell/>
          <table:table-cell office:value-type="float" office:value="0.39" calcext:value-type="float">
            <text:p>0.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-0.71" calcext:value-type="float">
            <text:p>-0.71</text:p>
          </table:table-cell>
          <table:table-cell/>
        </table:table-row>
        <table:table-row table:style-name="ro1">
          <table:table-cell/>
          <table:table-cell table:style-name="ce1" table:formula="of:=AVERAGE([.B2:.B9])" office:value-type="float" office:value="-0.2125" calcext:value-type="float">
            <text:p>-0.21</text:p>
          </table:table-cell>
          <table:table-cell/>
          <table:table-cell table:style-name="ce1" table:formula="of:=AVERAGE([.D2:.D9])" office:value-type="float" office:value="0.17875" calcext:value-type="float">
            <text:p>0.18</text:p>
          </table:table-cell>
          <table:table-cell/>
        </table:table-row>
      </table:table>
      <table:table table:name="Correlation area mlp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7" calcext:value-type="float">
            <text:p>-0.67</text:p>
          </table:table-cell>
          <table:table-cell/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9" calcext:value-type="float">
            <text:p>-0.59</text:p>
          </table:table-cell>
          <table:table-cell/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86" calcext:value-type="float">
            <text:p>-0.86</text:p>
          </table:table-cell>
          <table:table-cell/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1" calcext:value-type="float">
            <text:p>-0.01</text:p>
          </table:table-cell>
          <table:table-cell/>
          <table:table-cell office:value-type="float" office:value="-0.59" calcext:value-type="float">
            <text:p>-0.59</text:p>
          </table:table-cell>
          <table:table-cell/>
        </table:table-row>
        <table:table-row table:style-name="ro1">
          <table:table-cell/>
          <table:table-cell table:style-name="ce1" table:formula="of:=AVERAGE([.B2:.B9])" office:value-type="float" office:value="-0.22375" calcext:value-type="float">
            <text:p>-0.22</text:p>
          </table:table-cell>
          <table:table-cell/>
          <table:table-cell table:style-name="ce1" table:formula="of:=AVERAGE([.D2:.D9])" office:value-type="float" office:value="0.17" calcext:value-type="float">
            <text:p>0.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 style:data-style-name="N2" text:time-value="15:21:32.178969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3:35:44.577757155</meta:creation-date>
    <meta:generator>LibreOffice/5.1.6.2$Linux_X86_64 LibreOffice_project/10m0$Build-2</meta:generator>
    <dc:date>2018-11-06T15:31:53.795122044</dc:date>
    <meta:editing-duration>PT5H24M40S</meta:editing-duration>
    <meta:editing-cycles>72</meta:editing-cycles>
    <meta:document-statistic meta:table-count="18" meta:cell-count="645" meta:object-count="0"/>
  </office:meta>
</office:document-meta>
</file>